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E000000C881BAE404.png" manifest:media-type="image/png"/>
  <manifest:file-entry manifest:full-path="Pictures/10000001000002130000011A2F1AF96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teri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terial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terial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terial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terial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variant="normal" fo:text-transform="none" fo:color="#ff0000" loext:opacity="100%" style:text-outline="false" style:text-line-through-style="none" style:text-line-through-type="none" style:text-position="0% 100%" style:font-name="Montserrat" fo:font-size="18pt" fo:letter-spacing="normal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2.54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.106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106cm" fo:margin-bottom="0cm" fo:line-height="11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36pt" fo:letter-spacing="normal" fo:language="en" fo:country="US" fo:font-style="normal" style:text-underline-style="none" fo:font-weight="normal" fo:background-color="transparent" style:font-name-asian="Inter" style:font-size-asian="36pt" style:font-style-asian="normal" style:font-weight-asian="normal" style:font-name-complex="Inter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28pt" fo:letter-spacing="normal" fo:language="en" fo:country="US" fo:font-style="normal" style:text-underline-style="none" fo:font-weight="normal" fo:background-color="transparent" style:font-name-asian="Inter" style:font-size-asian="28pt" style:font-style-asian="normal" style:font-weight-asian="normal" style:font-name-complex="Inter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20pt" fo:letter-spacing="normal" fo:language="en" fo:country="US" fo:font-style="normal" style:text-underline-style="none" fo:font-weight="normal" fo:background-color="transparent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Montserrat" fo:font-size="18pt" fo:letter-spacing="normal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5pt" fo:letter-spacing="normal" fo:language="en" fo:country="US" fo:font-style="normal" style:text-underline-style="none" fo:font-weight="normal" fo:background-color="transparent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5pt" fo:letter-spacing="normal" fo:language="en" fo:country="US" fo:font-style="normal" style:text-underline-style="none" fo:font-weight="bold" fo:background-color="transparent" style:font-name-asian="Inter" style:font-size-asian="15pt" style:font-style-asian="normal" style:font-weight-asian="bold" style:font-name-complex="Inter" style:font-size-complex="15pt" style:font-style-complex="normal" style:font-weight-complex="bold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size="20pt" fo:letter-spacing="normal" fo:language="en" fo:country="US" fo:font-style="normal" style:text-underline-style="none" fo:font-weight="bold" fo:background-color="transparent" style:font-name-asian="Open Sans" style:font-size-asian="20pt" style:font-style-asian="normal" style:font-weight-asian="bold" style:font-name-complex="Open Sans" style:font-size-complex="20pt" style:font-style-complex="normal" style:font-weight-complex="bold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737373" loext:opacity="100%" style:text-outline="false" style:text-line-through-style="none" style:text-line-through-type="none" style:text-position="0% 100%" style:font-name="Montserrat" fo:font-size="18pt" fo:letter-spacing="normal" fo:language="en" fo:country="US" fo:font-style="italic" style:text-underline-style="none" fo:font-weight="normal" fo:background-color="transparent" style:font-name-asian="Montserrat" style:font-size-asian="18pt" style:font-style-asian="italic" style:font-weight-asian="normal" style:font-name-complex="Montserrat" style:font-size-complex="18pt" style:font-style-complex="italic" style:font-weight-complex="normal">
        <loext:char-complex-color loext:theme-type="light2" loext:color-type="theme"/>
      </style:text-properties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Montserrat" fo:font-size="18pt" fo:letter-spacing="normal" fo:language="en" fo:country="US" fo:font-style="italic" style:text-underline-style="none" fo:font-weight="bold" fo:background-color="transparent" style:font-name-asian="Montserrat" style:font-size-asian="18pt" style:font-style-asian="italic" style:font-weight-asian="bold" style:font-name-complex="Montserrat" style:font-size-complex="18pt" style:font-style-complex="italic" style:font-weight-complex="bold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Montserrat" fo:font-size="18pt" fo:letter-spacing="normal" fo:language="en" fo:country="US" fo:font-style="italic" style:text-underline-style="none" fo:font-weight="normal" fo:background-color="transparent" style:font-name-asian="Montserrat" style:font-size-asian="18pt" style:font-style-asian="italic" style:font-weight-asian="normal" style:font-name-complex="Montserrat" style:font-size-complex="18pt" style:font-style-complex="italic" style:font-weight-complex="normal"/>
    </style:style>
    <style:style style:name="T11" style:family="text">
      <style:text-properties fo:font-variant="normal" fo:text-transform="none" fo:color="#737373" loext:opacity="100%" style:text-outline="false" style:text-line-through-style="none" style:text-line-through-type="none" style:text-position="0% 100%" style:font-name="Montserrat" fo:font-size="18pt" fo:letter-spacing="normal" fo:language="en" fo:country="US" fo:font-style="italic" style:text-underline-style="none" fo:font-weight="bold" fo:background-color="transparent" style:font-name-asian="Montserrat" style:font-size-asian="18pt" style:font-style-asian="italic" style:font-weight-asian="bold" style:font-name-complex="Montserrat" style:font-size-complex="18pt" style:font-style-complex="italic" style:font-weight-complex="bold">
        <loext:char-complex-color loext:theme-type="light2" loext:color-type="theme"/>
      </style:text-properties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17pt" fo:letter-spacing="normal" fo:language="en" fo:country="US" fo:font-style="italic" style:text-underline-style="none" fo:font-weight="bold" fo:background-color="#ffffff" style:font-name-asian="Roboto" style:font-size-asian="17pt" style:font-style-asian="italic" style:font-weight-asian="bold" style:font-name-complex="Roboto" style:font-size-complex="17pt" style:font-style-complex="italic" style:font-weight-complex="bold">
        <loext:char-complex-color loext:theme-type="dark2" loext:color-type="theme"/>
      </style:text-properties>
    </style:style>
    <style:style style:name="T13" style:family="text">
      <style:text-properties fo:font-variant="normal" fo:text-transform="none" fo:color="#4fc3f7" loext:opacity="100%" style:text-outline="false" style:text-line-through-style="none" style:text-line-through-type="none" style:text-position="0% 100%" style:font-name="Montserrat" fo:font-size="18pt" fo:letter-spacing="normal" fo:language="en" fo:country="US" fo:font-style="italic" style:text-underline-style="solid" style:text-underline-width="auto" style:text-underline-color="font-color" fo:font-weight="normal" fo:background-color="transparent" style:font-name-asian="Montserrat" style:font-size-asian="18pt" style:font-style-asian="italic" style:font-weight-asian="normal" style:font-name-complex="Montserrat" style:font-size-complex="18pt" style:font-style-complex="italic" style:font-weight-complex="normal">
        <loext:char-complex-color loext:theme-type="hyperlink" loext:color-type="theme"/>
      </style:text-properties>
    </style:style>
    <style:style style:name="T14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Open Sans" fo:font-size="20pt" fo:letter-spacing="normal" fo:language="en" fo:country="US" fo:font-style="normal" style:text-underline-style="none" fo:font-weight="bold" fo:background-color="transparent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Montserrat" fo:color="#7373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7cm" text:min-label-width="0.953cm"/>
        <style:text-properties style:font-name="Montserrat" fo:color="#737373" fo:font-size="100%"/>
      </text:list-level-style-bullet>
      <text:list-level-style-bullet text:level="2" text:bullet-char="○">
        <style:list-level-properties text:space-before="1.587cm" text:min-label-width="0.953cm"/>
        <style:text-properties style:font-name="Montserrat" fo:color="#737373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7cm" text:min-label-width="0.953cm"/>
        <style:text-properties fo:color="#000000" fo:font-size="100%"/>
      </text:list-level-style-number>
      <text:list-level-style-bullet text:level="2" text:bullet-char="○">
        <style:list-level-properties text:space-before="1.587cm" text:min-label-width="0.953cm"/>
        <style:text-properties style:font-name="Montserrat" fo:color="#737373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7cm"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ECDISPATCH</presentation:footer-decl>
      <draw:page draw:name="Title&#10;&#10;linked ietf draft title " draw:style-name="dp1" draw:master-page-name="TITLE" presentation:presentation-page-layout-name="AL1T0" presentation:use-footer-name="ftr1">
        <draw:frame draw:name="Google Shape;126;g2c1733ce9ce_1_512" presentation:style-name="pr1" draw:text-style-name="P2" draw:layer="layout" svg:width="23.303cm" svg:height="4.206cm" svg:x="1.048cm" svg:y="3.026cm" presentation:class="title" presentation:user-transformed="true">
          <draw:text-box>
            <text:p text:style-name="P1"><text:span text:style-name="T1">Title</text:span></text:p>
            <text:p text:style-name="P1"><text:span text:style-name="T2"/></text:p>
            <text:p text:style-name="P1"><text:span text:style-name="T3">linked ietf draft title </text:span></text:p>
          </draw:text-box>
        </draw:frame>
        <draw:custom-shape draw:name="Google Shape;127;g2c1733ce9ce_1_512" draw:style-name="gr1" draw:text-style-name="P4" draw:layer="layout" svg:width="23.934cm" svg:height="1.282cm" svg:x="0.222cm" svg:y="11.466cm"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g2c1733ce9ce_1_512" presentation:style-name="pr1" draw:text-style-name="P2" draw:layer="layout" svg:width="23.303cm" svg:height="1.817cm" svg:x="1.077cm" svg:y="9.198cm" presentation:class="title" presentation:user-transformed="true">
          <draw:text-box>
            <text:p text:style-name="P1"><text:span text:style-name="T5">Authors’ names &amp; Affiliations</text:span></text:p>
          </draw:text-box>
        </draw:frame>
        <draw:frame draw:name="Google Shape;129;g2c1733ce9ce_1_512" presentation:style-name="pr1" draw:text-style-name="P2" draw:layer="layout" svg:width="5.147cm" svg:height="1.817cm" svg:x="20.252cm" svg:y="0cm" presentation:class="title" presentation:user-transformed="true">
          <draw:text-box>
            <text:p text:style-name="P1"><text:span text:style-name="T6">SECDISPATCH @IETFxxx</text:span></text:p>
          </draw:text-box>
        </draw:frame>
        <presentation:notes draw:style-name="dp2">
          <draw:page-thumbnail draw:name="Google Shape;123;g2c1733ce9ce_1_512:notes" draw:style-name="gr2" draw:layer="layout" svg:width="16.932cm" svg:height="9.524cm" svg:x="1.058cm" svg:y="1.905cm" draw:page-number="1" presentation:class="page"/>
          <draw:frame draw:name="Google Shape;124;g2c1733ce9ce_1_512:notes" presentation:style-name="pr2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Before the templates - for your information" draw:style-name="dp3" draw:master-page-name="material" presentation:presentation-page-layout-name="AL2T19" presentation:use-footer-name="ftr1">
        <draw:frame draw:name="Google Shape;134;g28f69ff7af0_0_4" presentation:style-name="pr3" draw:text-style-name="P6" draw:layer="layout" svg:width="23.674cm" svg:height="1.673cm" svg:x="1.116cm" svg:y="0.045cm" presentation:class="title" presentation:user-transformed="true">
          <draw:text-box>
            <text:p text:style-name="P3"><text:span text:style-name="T7">Before the templates - for your information</text:span></text:p>
          </draw:text-box>
        </draw:frame>
        <draw:custom-shape draw:name="Google Shape;135;g28f69ff7af0_0_4" draw:style-name="gr3" draw:text-style-name="P10" draw:layer="layout" svg:width="23.674cm" svg:height="10.517cm" svg:x="0.863cm" svg:y="2.175cm">
          <text:list text:style-name="L4">
            <text:list-item>
              <text:p text:style-name="P7"><text:span text:style-name="T8">Strict time requirement: 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9">5 mins (max 5 slides)</text:span><text:span text:style-name="T10"> for explaining the proposal</text:span><text:span text:style-name="T8">, after presentation there will be 5 mins for collecting the community feedback and Chairs summary</text:span></text:p>
                </text:list-item>
              </text:list>
            </text:list-item>
          </text:list>
          <text:p text:style-name="P8"><text:span text:style-name="T8"/></text:p>
          <text:list text:continue-numbering="true" text:style-name="L5">
            <text:list-item>
              <text:p text:style-name="P3"><text:span text:style-name="T8">Please have your</text:span><text:span text:style-name="T11"> draft slides </text:span><text:span text:style-name="T8">ready </text:span><text:span text:style-name="T9">2 weeks</text:span><text:span text:style-name="T10"> before the meeting</text:span><text:span text:style-name="T8"> to leave Chairs enough time to review and provide feedback </text:span></text:p>
            </text:list-item>
          </text:list>
          <text:p text:style-name="P3"><text:span text:style-name="T8"/></text:p>
          <text:list text:continue-numbering="true" text:style-name="L5">
            <text:list-item>
              <text:p text:style-name="P3"><text:span text:style-name="T8">Please have the </text:span><text:span text:style-name="T11">final slides</text:span><text:span text:style-name="T8"> ready </text:span><text:span text:style-name="T9">1 week</text:span><text:span text:style-name="T10"> before the meeting</text:span><text:span text:style-name="T8"> for the community to get familiar before the meeting </text:span></text:p>
            </text:list-item>
          </text:list>
          <text:p text:style-name="P9"><text:span text:style-name="T8"/></text:p>
          <text:list text:continue-numbering="true" text:style-name="L5">
            <text:list-item>
              <text:p text:style-name="P3"><text:span text:style-name="T8">Please follow the “</text:span><text:span text:style-name="T12">Preparing your slides</text:span><text:span text:style-name="T8">” guidance in the secdispatch wiki,</text:span></text:p>
              <text:list>
                <text:list-item>
                  <text:list>
                    <text:list-item>
                      <text:p text:style-name="P3"><text:span text:style-name="T13"><text:a xlink:href="https://wiki.ietf.org/group/secdispatch" xlink:type="simple">https://wiki.ietf.org/group/secdispatch</text:a></text:span><text:span text:style-name="T8"><text:s/>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g28f69ff7af0_0_4" draw:style-name="gr4" draw:text-style-name="P11" draw:layer="layout" svg:width="21.149cm" svg:height="1.367cm" svg:x="1.657cm" svg:y="12.799cm">
          <text:p text:style-name="P3"><text:span text:style-name="T14">Please delete this slide, information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g28f69ff7af0_0_4:notes" draw:style-name="gr2" draw:layer="layout" svg:width="12.699cm" svg:height="9.524cm" svg:x="3.175cm" svg:y="1.905cm" draw:page-number="2" presentation:class="page"/>
          <draw:frame draw:name="Google Shape;132;g28f69ff7af0_0_4:notes" presentation:style-name="pr4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material" presentation:presentation-page-layout-name="AL2T19" presentation:use-footer-name="ftr1">
        <draw:frame draw:name="Google Shape;141;g26d7faed14b_0_0" presentation:style-name="pr3" draw:text-style-name="P6" draw:layer="layout" svg:width="23.674cm" svg:height="1.673cm" svg:x="1.116cm" svg:y="0.045cm" presentation:class="title" presentation:user-transformed="true">
          <draw:text-box>
            <text:p text:style-name="P3"><text:span text:style-name="T7">Motivation</text:span></text:p>
          </draw:text-box>
        </draw:frame>
        <draw:custom-shape draw:name="Google Shape;142;g26d7faed14b_0_0" draw:style-name="gr5" draw:text-style-name="P11" draw:layer="layout" svg:width="23.674cm" svg:height="2.821cm" svg:x="1.116cm" svg:y="3.245cm">
          <text:p text:style-name="P3"><text:span text:style-name="T8">Try to tell clearly the community why this work and why it is important.</text:span></text:p>
          <text:p text:style-name="P3"><text:span text:style-name="T8"/></text:p>
          <text:p text:style-name="P3"><text:span text:style-name="T10">1 slide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26d7faed14b_0_0:notes" draw:style-name="gr2" draw:layer="layout" svg:width="12.699cm" svg:height="9.524cm" svg:x="3.175cm" svg:y="1.905cm" draw:page-number="3" presentation:class="page"/>
          <draw:frame draw:name="Google Shape;139;g26d7faed14b_0_0:notes" presentation:style-name="pr5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Background" draw:style-name="dp3" draw:master-page-name="material" presentation:presentation-page-layout-name="AL2T19" presentation:use-footer-name="ftr1">
        <draw:frame draw:name="Google Shape;147;g28f69ff7af0_0_0" presentation:style-name="pr3" draw:text-style-name="P6" draw:layer="layout" svg:width="23.674cm" svg:height="1.673cm" svg:x="1.116cm" svg:y="0.045cm" presentation:class="title" presentation:user-transformed="true">
          <draw:text-box>
            <text:p text:style-name="P3"><text:span text:style-name="T7">Background</text:span></text:p>
          </draw:text-box>
        </draw:frame>
        <draw:custom-shape draw:name="Google Shape;148;g28f69ff7af0_0_0" draw:style-name="gr6" draw:text-style-name="P11" draw:layer="layout" svg:width="23.674cm" svg:height="9.747cm" svg:x="1.116cm" svg:y="3.245cm">
          <text:p text:style-name="P3"><text:span text:style-name="T8">Please provide </text:span><text:span text:style-name="T11">just enough</text:span><text:span text:style-name="T8"> information for the community to understand the work and the issues you are focusing on</text:span></text:p>
          <text:p text:style-name="P3"><text:span text:style-name="T8"/></text:p>
          <text:p text:style-name="P3"><text:span text:style-name="T8">Please include</text:span></text:p>
          <text:list text:style-name="L4">
            <text:list-item>
              <text:p text:style-name="P3"><text:span text:style-name="T8">pointers to a draft(s)</text:span></text:p>
            </text:list-item>
            <text:list-item>
              <text:p text:style-name="P3"><text:span text:style-name="T8">pointers to ongoing/prior discussions</text:span></text:p>
            </text:list-item>
            <text:list-item>
              <text:p text:style-name="P3"><text:span text:style-name="T8">pointers to implementations</text:span></text:p>
            </text:list-item>
            <text:list-item>
              <text:p text:style-name="P3"><text:span text:style-name="T8">pointers to any other background materials</text:span></text:p>
            </text:list-item>
            <text:list-item>
              <text:p text:style-name="P3"><text:span text:style-name="T8">summarizing prior engagement with existing WGs</text:span></text:p>
            </text:list-item>
            <text:list-item>
              <text:p text:style-name="P3"><text:span text:style-name="T8">summarizing who would want to advance this work</text:span></text:p>
            </text:list-item>
          </text:list>
          <text:p text:style-name="P3"><text:span text:style-name="T8"/></text:p>
          <text:p text:style-name="P3"><text:span text:style-name="T10">maximum 3 sli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28f69ff7af0_0_0:notes" draw:style-name="gr2" draw:layer="layout" svg:width="12.699cm" svg:height="9.524cm" svg:x="3.175cm" svg:y="1.905cm" draw:page-number="4" presentation:class="page"/>
          <draw:frame draw:name="Google Shape;145;g28f69ff7af0_0_0:notes" presentation:style-name="pr6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Hoped dispatching outcome" draw:style-name="dp3" draw:master-page-name="material" presentation:presentation-page-layout-name="AL2T19" presentation:use-footer-name="ftr1">
        <draw:frame draw:name="Google Shape;153;g28f69ff7af0_0_12" presentation:style-name="pr3" draw:text-style-name="P6" draw:layer="layout" svg:width="23.674cm" svg:height="1.673cm" svg:x="1.116cm" svg:y="0.045cm" presentation:class="title" presentation:user-transformed="true">
          <draw:text-box>
            <text:p text:style-name="P3"><text:span text:style-name="T7">Hoped dispatching outcome</text:span></text:p>
          </draw:text-box>
        </draw:frame>
        <draw:custom-shape draw:name="Google Shape;154;g28f69ff7af0_0_12" draw:style-name="gr7" draw:text-style-name="P14" draw:layer="layout" svg:width="22.857cm" svg:height="8.268cm" svg:x="1.31cm" svg:y="2.853cm">
          <text:p text:style-name="P12"><text:span text:style-name="T8">Please choose from the followings</text:span></text:p>
          <text:list text:style-name="L4">
            <text:list-item>
              <text:p text:style-name="P12"><text:span text:style-name="T8">Direct the work to an existing WG</text:span></text:p>
            </text:list-item>
            <text:list-item>
              <text:p text:style-name="P13"><text:span text:style-name="T8">Propose a new focused WG</text:span></text:p>
            </text:list-item>
            <text:list-item>
              <text:p text:style-name="P13"><text:span text:style-name="T8">Recommendation to hold a full BOF</text:span></text:p>
            </text:list-item>
            <text:list-item>
              <text:p text:style-name="P13"><text:span text:style-name="T8">Publish as AD-sponsored (assuming AD is willing)</text:span></text:p>
            </text:list-item>
            <text:list-item>
              <text:p text:style-name="P13"><text:span text:style-name="T8">Additional discussion or community development required (e.g., with a new non-WG mailing list)</text:span></text:p>
            </text:list-item>
          </text:list>
          <text:p text:style-name="P12"><text:span text:style-name="T8"/></text:p>
          <text:p text:style-name="P3"><text:span text:style-name="T10">1 slide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28f69ff7af0_0_12:notes" draw:style-name="gr2" draw:layer="layout" svg:width="12.699cm" svg:height="9.524cm" svg:x="3.175cm" svg:y="1.905cm" draw:page-number="5" presentation:class="page"/>
          <draw:frame draw:name="Google Shape;151;g28f69ff7af0_0_12:notes" presentation:style-name="pr7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9f9f9" draw:end-color="#999999" draw:start-intensity="100%" draw:end-intensity="100%" draw:angle="180deg" draw:border="36%">
      <loext:gradient-stop svg:offset="0" loext:color-type="rgb" loext:color-value="#f9f9f9"/>
      <loext:gradient-stop svg:offset="0.6875" loext:color-type="rgb" loext:color-value="#dedede"/>
      <loext:gradient-stop svg:offset="1" loext:color-type="rgb" loext:color-value="#999999"/>
    </draw:gradient>
    <draw:gradient draw:name="Gradient_20_2" draw:display-name="Gradient 2" draw:style="linear" draw:start-color="#f9f9f9" draw:end-color="#999999" draw:start-intensity="100%" draw:end-intensity="100%" draw:angle="270deg" draw:border="36%">
      <loext:gradient-stop svg:offset="0" loext:color-type="rgb" loext:color-value="#f9f9f9"/>
      <loext:gradient-stop svg:offset="0.6875" loext:color-type="rgb" loext:color-value="#dedede"/>
      <loext:gradient-stop svg:offset="1" loext:color-type="rgb" loext:color-value="#999999"/>
    </draw:gradient>
    <draw:gradient draw:name="Gradient_20_3" draw:display-name="Gradient 3" draw:style="linear" draw:start-color="#f9f9f9" draw:end-color="#999999" draw:start-intensity="100%" draw:end-intensity="100%" draw:angle="90deg" draw:border="36%">
      <loext:gradient-stop svg:offset="0" loext:color-type="rgb" loext:color-value="#f9f9f9"/>
      <loext:gradient-stop svg:offset="0.6875" loext:color-type="rgb" loext:color-value="#dedede"/>
      <loext:gradient-stop svg:offset="1" loext:color-type="rgb" loext:color-value="#999999"/>
    </draw:gradient>
    <draw:gradient draw:name="Gradient_20_4" draw:display-name="Gradient 4" draw:style="linear" draw:start-color="#f9f9f9" draw:end-color="#999999" draw:start-intensity="100%" draw:end-intensity="100%" draw:angle="0.1deg" draw:border="36%">
      <loext:gradient-stop svg:offset="0" loext:color-type="rgb" loext:color-value="#f9f9f9"/>
      <loext:gradient-stop svg:offset="0.6875" loext:color-type="rgb" loext:color-value="#dedede"/>
      <loext:gradient-stop svg:offset="1" loext:color-type="rgb" loext:color-value="#9999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002d3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>
        <loext:fill-complex-color loext:theme-type="accent4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afafa">
        <loext:fill-complex-color loext:theme-type="accent4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2d3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2d3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002d3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002d3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002d3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002d3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002d3c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afafa">
        <loext:fill-complex-color loext:theme-type="accent4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terial-background" style:family="presentation">
      <style:graphic-properties draw:stroke="none" draw:fill="solid" draw:fill-color="#002d3c"/>
      <style:text-properties style:letter-kerning="true"/>
    </style:style>
    <style:style style:name="mater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outline1" style:family="presentation">
      <style:graphic-properties draw:stroke="none" draw:fill="none" draw:auto-grow-height="false" draw:fit-to-size="false" style:shrink-to-fit="true" style:writing-mode="lr-tb">
        <text:list-style style:name="materi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terial-outline2" style:family="presentation" style:parent-style-name="material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terial-outline3" style:family="presentation" style:parent-style-name="material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terial-outline4" style:family="presentation" style:parent-style-name="material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terial-outline5" style:family="presentation" style:parent-style-name="material-outline4">
      <style:paragraph-properties fo:margin-top="0.1cm" fo:margin-bottom="0cm"/>
      <style:text-properties fo:font-size="20pt" style:font-size-asian="20pt" style:font-size-complex="20pt"/>
    </style:style>
    <style:style style:name="material-outline6" style:family="presentation" style:parent-style-name="material-outline5">
      <style:paragraph-properties fo:margin-top="0.1cm" fo:margin-bottom="0cm"/>
      <style:text-properties fo:font-size="20pt" style:font-size-asian="20pt" style:font-size-complex="20pt"/>
    </style:style>
    <style:style style:name="material-outline7" style:family="presentation" style:parent-style-name="material-outline6">
      <style:paragraph-properties fo:margin-top="0.1cm" fo:margin-bottom="0cm"/>
      <style:text-properties fo:font-size="20pt" style:font-size-asian="20pt" style:font-size-complex="20pt"/>
    </style:style>
    <style:style style:name="material-outline8" style:family="presentation" style:parent-style-name="material-outline7">
      <style:paragraph-properties fo:margin-top="0.1cm" fo:margin-bottom="0cm"/>
      <style:text-properties fo:font-size="20pt" style:font-size-asian="20pt" style:font-size-complex="20pt"/>
    </style:style>
    <style:style style:name="material-outline9" style:family="presentation" style:parent-style-name="material-outline8">
      <style:paragraph-properties fo:margin-top="0.1cm" fo:margin-bottom="0cm"/>
      <style:text-properties fo:font-size="20pt" style:font-size-asian="20pt" style:font-size-complex="20pt"/>
    </style:style>
    <style:style style:name="material-subtitle" style:family="presentation">
      <style:graphic-properties draw:stroke="none" draw:fill="none" draw:textarea-vertical-align="middle">
        <text:list-style style:name="materi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title" style:family="presentation">
      <style:graphic-properties draw:stroke="none" draw:fill="none" draw:textarea-vertical-align="middle" style:writing-mode="lr-tb">
        <text:list-style style:name="materi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afafa">
        <loext:fill-complex-color loext:theme-type="accent4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2d3c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02d3c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002d3c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002d3c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002d3c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002d3c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002d3c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002d3c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2d3c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solid" draw:fill-color="#fafaf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accent4" loext:color-type="theme"/>
      </style:graphic-properties>
    </style:style>
    <style:style style:name="Mgr6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51cm" fo:padding-bottom="0.151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fafafa" draw:textarea-horizontal-align="justify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 loext:decorative="false">
        <loext:fill-complex-color loext:theme-type="accent4" loext:color-type="theme"/>
      </style:graphic-properties>
    </style:style>
    <style:style style:name="Mgr8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 loext:decorative="false"/>
    </style:style>
    <style:style style:name="Mgr9" style:family="graphic" style:parent-style-name="standard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 loext:decorative="false"/>
    </style:style>
    <style:style style:name="Mgr10" style:family="graphic" style:parent-style-name="standard">
      <style:graphic-properties draw:stroke="none" svg:stroke-width="0cm" draw:fill="gradient" draw:fill-gradient-name="Gradient_20_3" draw:textarea-horizontal-align="justify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 loext:decorative="false"/>
    </style:style>
    <style:style style:name="Mgr11" style:family="graphic" style:parent-style-name="standard">
      <style:graphic-properties draw:stroke="none" svg:stroke-width="0cm" draw:fill="gradient" draw:fill-gradient-name="Gradient_20_4" draw:textarea-horizontal-align="justify" draw:textarea-vertical-align="middle" draw:auto-grow-height="false" draw:fit-to-size="false" style:shrink-to-fit="false" fo:min-height="0cm" fo:min-width="0cm" fo:padding-top="0.103cm" fo:padding-bottom="0.103cm" fo:padding-left="0.127cm" fo:padding-right="0.127cm" fo:wrap-option="wrap" loext:decorative="false"/>
    </style:style>
    <style:style style:name="Mgr12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13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Mgr14" style:family="graphic" style:parent-style-name="standard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0cm" fo:min-width="0cm" fo:padding-top="0.151cm" fo:padding-bottom="0.151cm" fo:padding-left="0.254cm" fo:padding-right="0.254cm" fo:wrap-option="wrap" loext:decorative="false"/>
    </style:style>
    <style:style style:name="Mgr15" style:family="graphic" style:parent-style-name="standard">
      <style:graphic-properties draw:stroke="none" svg:stroke-width="0cm" draw:fill="gradient" draw:fill-gradient-name="Gradient_20_3" draw:textarea-horizontal-align="justify" draw:textarea-vertical-align="middle" draw:auto-grow-height="false" draw:fit-to-size="false" style:shrink-to-fit="false" fo:min-height="0cm" fo:min-width="0cm" fo:padding-top="0.151cm" fo:padding-bottom="0.151cm" fo:padding-left="0.254cm" fo:padding-right="0.254cm" fo:wrap-option="wrap" loext:decorative="false"/>
    </style:style>
    <style:style style:name="Mgr16" style:family="graphic" style:parent-style-name="standard">
      <style:graphic-properties draw:stroke="none" svg:stroke-width="0cm" draw:fill="gradient" draw:fill-gradient-name="Gradient_20_4" draw:textarea-horizontal-align="justify" draw:textarea-vertical-align="middle" draw:auto-grow-height="false" draw:fit-to-size="false" style:shrink-to-fit="false" fo:min-height="0cm" fo:min-width="0cm" fo:padding-top="0.103cm" fo:padding-bottom="0.103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materi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materi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materi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38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2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5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8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9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0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1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4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7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0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3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4285f4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11" style:family="paragraph">
      <loext:graphic-properties draw:fill="gradient" draw:fill-gradient-name="Gradient_20_1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1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4" style:family="paragraph">
      <loext:graphic-properties draw:fill="solid" draw:fill-color="#fafafa"/>
      <style:paragraph-properties fo:text-align="start" style:font-independent-line-spacing="true"/>
      <style:text-properties fo:font-variant="normal" fo:text-transform="none" fo:color="#4285f4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15" style:family="paragraph">
      <loext:graphic-properties draw:fill="gradient" draw:fill-gradient-name="Gradient_20_1"/>
      <style:paragraph-properties fo:text-align="start" style:font-independent-line-spacing="true"/>
      <style:text-properties fo:font-variant="normal" fo:text-transform="none" fo:color="#4285f4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16" style:family="paragraph">
      <loext:graphic-properties draw:fill="gradient" draw:fill-gradient-name="Gradient_20_2"/>
      <style:paragraph-properties fo:text-align="start" style:font-independent-line-spacing="true"/>
      <style:text-properties fo:font-variant="normal" fo:text-transform="none" fo:color="#4285f4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17" style:family="paragraph">
      <loext:graphic-properties draw:fill="gradient" draw:fill-gradient-name="Gradient_20_3"/>
      <style:paragraph-properties fo:text-align="start" style:font-independent-line-spacing="true"/>
      <style:text-properties fo:font-variant="normal" fo:text-transform="none" fo:color="#4285f4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18" style:family="paragraph">
      <loext:graphic-properties draw:fill="gradient" draw:fill-gradient-name="Gradient_20_4"/>
      <style:paragraph-properties fo:text-align="start" style:font-independent-line-spacing="true"/>
      <style:text-properties fo:font-variant="normal" fo:text-transform="none" fo:color="#4285f4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23" style:family="paragraph">
      <loext:graphic-properties draw:fill="gradient" draw:fill-gradient-name="Gradient_20_2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24" style:family="paragraph">
      <loext:graphic-properties draw:fill="gradient" draw:fill-gradient-name="Gradient_20_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25" style:family="paragraph">
      <loext:graphic-properties draw:fill="gradient" draw:fill-gradient-name="Gradient_20_4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" style:family="text">
      <style:text-properties fo:font-variant="normal" fo:text-transform="none" fo:color="#737373" loext:opacity="100%" style:text-outline="false" style:text-line-through-style="none" style:text-line-through-type="none" style:text-position="0% 100%" style:font-name="Roboto" fo:font-size="10pt" fo:letter-spacing="normal" fo:language="en" fo:country="US" fo:font-style="normal" style:text-underline-style="none" fo:font-weight="normal" fo:background-color="transparent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4285f4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535353" loext:opacity="100%" style:text-outline="false" style:text-line-through-style="none" style:text-line-through-type="none" style:text-position="0% 100%" style:font-name="Montserrat" fo:font-size="8pt" fo:letter-spacing="normal" fo:language="en" fo:country="US" fo:font-style="normal" style:text-underline-style="none" fo:font-weight="normal" fo:background-color="transparent" style:font-name-asian="Montserrat" style:font-size-asian="8pt" style:font-style-asian="normal" style:font-weight-asian="normal" style:font-name-complex="Montserrat" style:font-size-complex="8pt" style:font-style-complex="normal" style:font-weight-complex="normal">
        <loext:char-complex-color loext:theme-type="light2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0pt" fo:letter-spacing="normal" fo:language="en" fo:country="US" fo:font-style="normal" style:text-underline-style="none" fo:font-weight="normal" fo:background-color="transparent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6" style:family="text">
      <style:text-properties fo:font-variant="normal" fo:text-transform="none" fo:color="#737373" loext:opacity="100%" style:text-outline="false" style:text-line-through-style="none" style:text-line-through-type="none" style:text-position="0% 100%" style:font-name="Montserrat" fo:font-size="8pt" fo:letter-spacing="normal" fo:language="en" fo:country="US" fo:font-style="normal" style:text-underline-style="none" fo:font-weight="normal" fo:background-color="transparent" style:font-name-asian="Montserrat" style:font-size-asian="8pt" style:font-style-asian="normal" style:font-weight-asian="normal" style:font-name-complex="Montserrat" style:font-size-complex="8pt" style:font-style-complex="normal" style:font-weight-complex="normal">
        <loext:char-complex-color loext:theme-type="light2" loext:color-type="theme"/>
      </style:text-properties>
    </style:style>
    <style:style style:name="MT7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Open Sans" fo:font-size="120pt" fo:letter-spacing="normal" fo:font-style="normal" style:text-underline-style="none" fo:font-weight="normal" fo:background-color="transparent" style:font-name-asian="Open Sans" style:font-size-asian="120pt" style:font-style-asian="normal" style:font-weight-asian="normal" style:font-name-complex="Open Sans" style:font-size-complex="120pt" style:font-style-complex="normal" style:font-weight-complex="normal">
        <loext:char-complex-color loext:theme-type="dark2" loext:color-type="theme"/>
      </style:text-properties>
    </style:style>
    <style:style style:name="MT8" style:family="text">
      <style:text-properties fo:font-variant="normal" fo:text-transform="none" fo:color="#737373" loext:opacity="100%" style:text-outline="false" style:text-line-through-style="none" style:text-line-through-type="none" style:text-position="0% 100%" style:font-name="Roboto" fo:font-size="10pt" fo:letter-spacing="normal" fo:language="en" fo:country="US" fo:font-style="normal" style:text-underline-style="none" fo:font-weight="normal" fo:background-color="transparent" style:font-name-asian="Roboto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light2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2pt" fo:letter-spacing="normal" fo:language="en" fo:country="US" fo:font-style="normal" style:text-underline-style="none" fo:font-weight="normal" fo:background-color="transparent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0pt" fo:letter-spacing="normal" fo:language="en" fo:country="US" fo:font-style="normal" style:text-underline-style="none" fo:font-weight="normal" fo:background-color="transparent" style:font-name-asian="Roboto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7373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frame draw:name="Google Shape;10;p14" presentation:style-name="TITLE-title" draw:layer="backgroundobjects" svg:width="21.208cm" svg:height="2.592cm" svg:x="2.096cm" svg:y="5.847cm" presentation:class="title" presentation:placeholder="true" presentation:user-transformed="true">
        <draw:text-box/>
      </draw:frame>
      <draw:frame draw:name="Google Shape;11;p14" presentation:style-name="Mpr1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12;p14" draw:style-name="Mgr3" draw:text-style-name="MP8" draw:layer="backgroundobjects" svg:width="25.399cm" svg:height="2.765cm" svg:x="0cm" svg:y="11.522cm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4" draw:style-name="Mgr4" draw:text-style-name="MP9" draw:layer="backgroundobjects" svg:width="3.488cm" svg:height="1.852cm" svg:x="20.668cm" svg:y="11.979cm">
        <draw:image xlink:href="Pictures/10000001000002130000011A2F1AF96A.png" xlink:type="simple" xlink:show="embed" xlink:actuate="onLoad" draw:mime-type="image/png">
          <text:p/>
        </draw:image>
        <svg:desc>Shape 14</svg:desc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frame draw:name="Google Shape;55;p26" presentation:style-name="Mpr4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custom-shape draw:name="Google Shape;57;g2c1733ce9ce_1_354" draw:style-name="Mgr5" draw:text-style-name="MP10" draw:layer="backgroundobjects" svg:width="25.399cm" svg:height="12.439cm" draw:transform="rotate (-3.14159265358979) translate (25.398cm 14.263cm)">
        <text:p text:style-name="MP7"><text:span text:style-name="MT3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;g2c1733ce9ce_1_354" draw:style-name="Mgr6" draw:text-style-name="MP11" draw:layer="backgroundobjects" svg:width="25.399cm" svg:height="0.301cm" svg:x="0cm" svg:y="1.823cm">
        <text:p text:style-name="MP7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9;g2c1733ce9ce_1_354" presentation:style-name="TITLE_5f_ONLY-title" draw:layer="backgroundobjects" svg:width="23.674cm" svg:height="1.673cm" svg:x="1.116cm" svg:y="0.045cm" presentation:class="title" presentation:placeholder="true" presentation:user-transformed="true">
        <draw:text-box/>
      </draw:frame>
      <draw:frame draw:name="Google Shape;60;g2c1733ce9ce_1_354" presentation:style-name="Mpr7" draw:text-style-name="MP13" draw:layer="backgroundobjects" svg:width="1.523cm" svg:height="1.092cm" svg:x="0.219cm" svg:y="13.02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Google Shape;61;g2c1733ce9ce_1_354" draw:style-name="Mgr4" draw:text-style-name="MP9" draw:layer="backgroundobjects" svg:width="2.306cm" svg:height="1.317cm" svg:x="22.007cm" svg:y="12.556cm">
        <draw:image xlink:href="Pictures/100000010000015E000000C881BAE404.png" xlink:type="simple" xlink:show="embed" xlink:actuate="onLoad" draw:mime-type="image/png">
          <text:p/>
        </draw:image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custom-shape draw:name="Google Shape;15;p17" draw:style-name="Mgr7" draw:text-style-name="MP14" draw:layer="backgroundobjects" svg:width="25.399cm" svg:height="9.603cm" draw:transform="rotate (-3.14159265358979) translate (25.398cm 14.288cm)">
        <text:p text:style-name="MP7"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7" draw:style-name="Mgr8" draw:text-style-name="MP15" draw:layer="backgroundobjects" svg:width="25.399cm" svg:height="0.301cm" svg:x="0cm" svg:y="4.683cm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17" presentation:style-name="TITLE_5f_AND_5f_BODY-title" draw:layer="backgroundobjects" svg:width="22.838cm" svg:height="3.577cm" svg:x="1.311cm" svg:y="0.606cm" presentation:class="title" presentation:placeholder="true" presentation:user-transformed="true">
        <draw:text-box/>
      </draw:frame>
      <draw:frame draw:name="Google Shape;18;p17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19;p17" presentation:style-name="Mpr10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frame draw:name="Google Shape;21;p19" presentation:style-name="Mpr13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custom-shape draw:name="Google Shape;23;p20" draw:style-name="Mgr7" draw:text-style-name="MP14" draw:layer="backgroundobjects" svg:width="25.399cm" svg:height="9.603cm" draw:transform="rotate (-3.14159265358979) translate (25.398cm 14.288cm)">
        <text:p text:style-name="MP7"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0" draw:style-name="Mgr8" draw:text-style-name="MP15" draw:layer="backgroundobjects" svg:width="25.399cm" svg:height="0.301cm" svg:x="0cm" svg:y="4.683cm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20" presentation:style-name="TITLE_5f_AND_5f_TWO_5f_COLUMNS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6;p20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27;p20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28;p20" presentation:style-name="Mpr16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custom-shape draw:name="Google Shape;30;p21" draw:style-name="Mgr7" draw:text-style-name="MP14" draw:layer="backgroundobjects" svg:width="16.297cm" svg:height="14.287cm" draw:transform="rotate (-3.14159265358979) translate (25.398cm 14.288cm)">
        <text:p text:style-name="MP7"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;p21" draw:style-name="Mgr9" draw:text-style-name="MP16" draw:layer="backgroundobjects" svg:width="14.287cm" svg:height="0.301cm" draw:transform="rotate (1.5707963267949) translate (9.102cm 14.288cm)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2;p21" presentation:style-name="ONE_5f_COLUMN_5f_TEXT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33;p21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34;p21" presentation:style-name="Mpr19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frame draw:name="Google Shape;36;p22" presentation:style-name="MAIN_5f_POINT-title" draw:layer="backgroundobjects" svg:width="17.297cm" svg:height="11.362cm" svg:x="1.362cm" svg:y="1.356cm" presentation:class="title" presentation:placeholder="true" presentation:user-transformed="true">
        <draw:text-box/>
      </draw:frame>
      <draw:frame draw:name="Google Shape;37;p22" presentation:style-name="Mpr22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custom-shape draw:name="Google Shape;39;p23" draw:style-name="Mgr7" draw:text-style-name="MP14" draw:layer="backgroundobjects" svg:width="12.699cm" svg:height="14.287cm" svg:x="-0.002cm" svg:y="0cm">
        <text:p text:style-name="MP7"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23" draw:style-name="Mgr10" draw:text-style-name="MP17" draw:layer="backgroundobjects" svg:width="14.285cm" svg:height="0.301cm" draw:transform="rotate (-1.5707963267949) translate (12.7cm 0.002cm)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1;p23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42;p23" presentation:style-name="SECTION_5f_TITLE_5f_AND_5f_DESCRIPTION-outline1" draw:layer="backgroundobjects" svg:width="11.236cm" svg:height="3.43cm" svg:x="0.738cm" svg:y="7.721cm" presentation:class="outline" presentation:placeholder="true" presentation:user-transformed="true">
        <draw:text-box/>
      </draw:frame>
      <draw:frame draw:name="Google Shape;43;p23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23" presentation:style-name="Mpr25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custom-shape draw:name="Google Shape;46;p24" draw:style-name="Mgr7" draw:text-style-name="MP14" draw:layer="backgroundobjects" svg:width="25.399cm" svg:height="13.043cm" draw:transform="rotate (-3.14159265358979) translate (25.398cm 13.044cm)">
        <text:p text:style-name="MP7"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24" draw:style-name="Mgr11" draw:text-style-name="MP18" draw:layer="backgroundobjects" svg:width="25.399cm" svg:height="0.205cm" draw:transform="rotate (-3.14159265358979) translate (25.398cm 13.047cm)">
        <text:p text:style-name="MP7"><text:span text:style-name="MT2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24" presentation:style-name="CAPTION_5f_ONLY-outline1" draw:layer="backgroundobjects" svg:width="23.282cm" svg:height="1.24cm" svg:x="0.159cm" svg:y="13.047cm" presentation:class="outline" presentation:placeholder="true" presentation:user-transformed="true">
        <draw:text-box/>
      </draw:frame>
      <draw:frame draw:name="Google Shape;49;p24" presentation:style-name="Mpr28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2">
      <loext:theme loext:name="Material">
        <loext:theme-colors loext:name="Material">
          <loext:color loext:name="dark1" loext:color="#002d3c"/>
          <loext:color loext:name="light1" loext:color="#4285f4"/>
          <loext:color loext:name="dark2" loext:color="#a7a7a7"/>
          <loext:color loext:name="light2" loext:color="#53535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0000ff"/>
          <loext:color loext:name="followed-hyperlink" loext:color="#ff00ff"/>
        </loext:theme-colors>
      </loext:theme>
      <draw:frame draw:name="Google Shape;51;p25" presentation:style-name="BIG_5f_NUMBER-title" draw:layer="backgroundobjects" svg:width="22.838cm" svg:height="5.453cm" svg:x="1.321cm" svg:y="3.496cm" presentation:class="title" presentation:placeholder="true" presentation:user-transformed="true">
        <draw:text-box/>
      </draw:frame>
      <draw:frame draw:name="Google Shape;52;p25" presentation:style-name="BIG_5f_NUMBER-outline1" draw:layer="backgroundobjects" svg:width="22.838cm" svg:height="3.612cm" svg:x="1.321cm" svg:y="9.18cm" presentation:class="outline" presentation:placeholder="true" presentation:user-transformed="true">
        <draw:text-box/>
      </draw:frame>
      <draw:frame draw:name="Google Shape;53;p25" presentation:style-name="Mpr31" draw:text-style-name="MP6" draw:layer="backgroundobjects" svg:width="0.935cm" svg:height="0.93cm" svg:x="24.265cm" svg:y="13.1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terial" style:page-layout-name="PM1" draw:style-name="Mdp1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custom-shape draw:name="Google Shape;67;g2c1733ce9ce_1_444" draw:style-name="Mgr5" draw:text-style-name="MP10" draw:layer="backgroundobjects" svg:width="25.399cm" svg:height="12.439cm" draw:transform="rotate (-3.14159265358979) translate (25.398cm 14.263cm)">
        <text:p text:style-name="MP7"><text:span text:style-name="MT3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g2c1733ce9ce_1_444" draw:style-name="Mgr6" draw:text-style-name="MP11" draw:layer="backgroundobjects" svg:width="25.399cm" svg:height="0.301cm" svg:x="0cm" svg:y="1.823cm">
        <text:p text:style-name="MP7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g2c1733ce9ce_1_444" presentation:style-name="material-title" draw:layer="backgroundobjects" svg:width="23.674cm" svg:height="1.673cm" svg:x="1.116cm" svg:y="0.045cm" presentation:class="title" presentation:placeholder="true" presentation:user-transformed="true">
        <draw:text-box/>
      </draw:frame>
      <draw:frame draw:name="Google Shape;70;g2c1733ce9ce_1_444" presentation:style-name="Mpr34" draw:text-style-name="MP13" draw:layer="backgroundobjects" svg:width="2.321cm" svg:height="1.092cm" svg:x="0.219cm" svg:y="13.027cm" presentation:class="page-number" presentation:user-transformed="true">
        <draw:text-box>
          <text:p text:style-name="MP12"><text:span text:style-name="MT6"><text:page-number>&lt;number&gt;</text:page-number></text:span><text:span text:style-name="MT6">/</text:span><text:span text:style-name="MT6"><text:page-count>5</text:page-count></text:span></text:p>
        </draw:text-box>
      </draw:frame>
      <draw:frame draw:name="Google Shape;71;g2c1733ce9ce_1_444" draw:style-name="Mgr4" draw:text-style-name="MP9" draw:layer="backgroundobjects" svg:width="2.306cm" svg:height="1.317cm" svg:x="22.007cm" svg:y="12.556cm">
        <draw:image xlink:href="Pictures/100000010000015E000000C881BAE404.png" xlink:type="simple" xlink:show="embed" xlink:actuate="onLoad" draw:mime-type="image/png">
          <text:p/>
        </draw:image>
      </draw:frame>
      <draw:frame presentation:style-name="material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terial-title" draw:layer="backgroundobjects" svg:width="0cm" svg:height="0cm" svg:x="0cm" svg:y="2.123cm" presentation:class="page"/>
        <draw:frame presentation:style-name="material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frame draw:name="Google Shape;119;g2c1733ce9ce_1_496" presentation:style-name="Mpr37" draw:text-style-name="MP20" draw:layer="backgroundobjects" svg:width="22.838cm" svg:height="5.453cm" svg:x="1.321cm" svg:y="3.496cm" presentation:class="title" presentation:user-transformed="true">
        <draw:text-box>
          <text:p text:style-name="MP19"><text:span text:style-name="MT7">xx%</text:span></text:p>
        </draw:text-box>
      </draw:frame>
      <draw:frame draw:name="Google Shape;120;g2c1733ce9ce_1_496" presentation:style-name="Default-outline1" draw:layer="backgroundobjects" svg:width="22.838cm" svg:height="3.612cm" svg:x="1.321cm" svg:y="9.18cm" presentation:class="outline" presentation:placeholder="true" presentation:user-transformed="true">
        <draw:text-box/>
      </draw:frame>
      <draw:frame draw:name="Google Shape;121;g2c1733ce9ce_1_496" presentation:style-name="Mpr38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8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frame draw:name="Google Shape;73;g2c1733ce9ce_1_450" presentation:style-name="Default_20_1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75;g2c1733ce9ce_1_450" presentation:style-name="Mpr41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8"><text:page-number>&lt;number&gt;</text:page-number></text:span></text:p>
        </draw:text-box>
      </draw:frame>
      <draw:custom-shape draw:name="Google Shape;76;g2c1733ce9ce_1_450" draw:style-name="Mgr12" draw:text-style-name="MP21" draw:layer="backgroundobjects" svg:width="25.399cm" svg:height="2.765cm" svg:x="0cm" svg:y="11.522cm">
        <text:p text:style-name="MP7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7;g2c1733ce9ce_1_450" draw:style-name="Mgr4" draw:text-style-name="MP9" draw:layer="backgroundobjects" svg:width="2.616cm" svg:height="1.389cm" svg:x="21.266cm" svg:y="11.979cm">
        <draw:image xlink:href="Pictures/10000001000002130000011A2F1AF96A.png" xlink:type="simple" xlink:show="embed" xlink:actuate="onLoad" draw:mime-type="image/png">
          <text:p/>
        </draw:image>
      </draw:frame>
      <draw:custom-shape draw:name="Google Shape;78;g2c1733ce9ce_1_450" draw:style-name="Mgr13" draw:text-style-name="MP22" draw:layer="backgroundobjects" svg:width="7.639cm" svg:height="0.768cm" svg:x="1.058cm" svg:y="12.52cm">
        <text:p text:style-name="MP7"><text:span text:style-name="MT9">Making the Internet work bett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custom-shape draw:name="Google Shape;80;g2c1733ce9ce_1_457" draw:style-name="Mgr5" draw:text-style-name="MP10" draw:layer="backgroundobjects" svg:width="25.399cm" svg:height="9.603cm" draw:transform="rotate (-3.14159265358979) translate (25.398cm 14.288cm)">
        <text:p text:style-name="MP7"><text:span text:style-name="MT3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;g2c1733ce9ce_1_457" draw:style-name="Mgr6" draw:text-style-name="MP11" draw:layer="backgroundobjects" svg:width="25.399cm" svg:height="0.301cm" svg:x="0cm" svg:y="4.683cm">
        <text:p text:style-name="MP7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2;g2c1733ce9ce_1_457" presentation:style-name="Default_20_2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83;g2c1733ce9ce_1_457" presentation:style-name="Default_20_2-outline1" draw:layer="backgroundobjects" svg:width="22.406cm" svg:height="7.527cm" svg:x="1.743cm" svg:y="4.985cm" presentation:class="outline" presentation:placeholder="true" presentation:user-transformed="true">
        <draw:text-box/>
      </draw:frame>
      <draw:frame draw:name="Google Shape;84;g2c1733ce9ce_1_457" presentation:style-name="Mpr44" draw:text-style-name="MP13" draw:layer="backgroundobjects" svg:width="1.523cm" svg:height="1.092cm" svg:x="0.219cm" svg:y="13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Google Shape;85;g2c1733ce9ce_1_457" draw:style-name="Mgr4" draw:text-style-name="MP9" draw:layer="backgroundobjects" svg:width="1.718cm" svg:height="0.981cm" svg:x="22.791cm" svg:y="12.556cm">
        <draw:image xlink:href="Pictures/100000010000015E000000C881BAE404.png" xlink:type="simple" xlink:show="embed" xlink:actuate="onLoad" draw:mime-type="image/png">
          <text:p/>
        </draw:image>
      </draw:frame>
      <presentation:notes style:page-layout-name="PM2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frame draw:name="Google Shape;87;g2c1733ce9ce_1_464" presentation:style-name="Default_20_3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88;g2c1733ce9ce_1_464" presentation:style-name="Mpr47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10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0cm" svg:height="0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custom-shape draw:name="Google Shape;90;g2c1733ce9ce_1_467" draw:style-name="Mgr5" draw:text-style-name="MP10" draw:layer="backgroundobjects" svg:width="25.399cm" svg:height="9.603cm" draw:transform="rotate (-3.14159265358979) translate (25.398cm 14.288cm)">
        <text:p text:style-name="MP7"><text:span text:style-name="MT3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1;g2c1733ce9ce_1_467" draw:style-name="Mgr6" draw:text-style-name="MP11" draw:layer="backgroundobjects" svg:width="25.399cm" svg:height="0.301cm" svg:x="0cm" svg:y="4.683cm">
        <text:p text:style-name="MP7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2;g2c1733ce9ce_1_467" presentation:style-name="Default_20_4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93;g2c1733ce9ce_1_467" presentation:style-name="Default_20_4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94;g2c1733ce9ce_1_467" presentation:style-name="Default_20_4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95;g2c1733ce9ce_1_467" presentation:style-name="Mpr50" draw:text-style-name="MP6" draw:layer="backgroundobjects" svg:width="1.523cm" svg:height="1.092cm" svg:x="0.219cm" svg:y="13.027cm" presentation:class="page-number" presentation:user-transformed="true">
        <draw:text-box>
          <text:p text:style-name="MP12"><text:span text:style-name="MT8"><text:page-number>&lt;number&gt;</text:page-number></text:span></text:p>
        </draw:text-box>
      </draw:frame>
      <draw:frame draw:name="Google Shape;96;g2c1733ce9ce_1_467" draw:style-name="Mgr4" draw:text-style-name="MP9" draw:layer="backgroundobjects" svg:width="1.718cm" svg:height="0.981cm" svg:x="22.791cm" svg:y="12.556cm">
        <draw:image xlink:href="Pictures/100000010000015E000000C881BAE404.png" xlink:type="simple" xlink:show="embed" xlink:actuate="onLoad" draw:mime-type="image/png">
          <text:p/>
        </draw:image>
      </draw:frame>
      <presentation:notes style:page-layout-name="PM2">
        <draw:page-thumbnail presentation:style-name="Default_20_4-title" draw:layer="backgroundobjects" svg:width="0cm" svg:height="0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custom-shape draw:name="Google Shape;98;g2c1733ce9ce_1_475" draw:style-name="Mgr5" draw:text-style-name="MP10" draw:layer="backgroundobjects" svg:width="16.297cm" svg:height="14.287cm" draw:transform="rotate (-3.14159265358979) translate (25.398cm 14.288cm)">
        <text:p text:style-name="MP7"><text:span text:style-name="MT3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9;g2c1733ce9ce_1_475" draw:style-name="Mgr14" draw:text-style-name="MP23" draw:layer="backgroundobjects" svg:width="14.287cm" svg:height="0.301cm" draw:transform="rotate (1.5707963267949) translate (9.102cm 14.288cm)">
        <text:p text:style-name="MP7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0;g2c1733ce9ce_1_475" presentation:style-name="Default_20_5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101;g2c1733ce9ce_1_475" presentation:style-name="Default_20_5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102;g2c1733ce9ce_1_475" presentation:style-name="Mpr53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8"><text:page-number>&lt;number&gt;</text:page-number></text:span></text:p>
        </draw:text-box>
      </draw:frame>
      <presentation:notes style:page-layout-name="PM2">
        <draw:page-thumbnail presentation:style-name="Default_20_5-title" draw:layer="backgroundobjects" svg:width="0cm" svg:height="0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frame draw:name="Google Shape;104;g2c1733ce9ce_1_481" presentation:style-name="Default_20_6-title" draw:layer="backgroundobjects" svg:width="17.297cm" svg:height="11.362cm" svg:x="1.362cm" svg:y="1.356cm" presentation:class="title" presentation:placeholder="true" presentation:user-transformed="true">
        <draw:text-box/>
      </draw:frame>
      <draw:frame draw:name="Google Shape;105;g2c1733ce9ce_1_481" presentation:style-name="Mpr5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10"><text:page-number>&lt;number&gt;</text:page-number></text:span></text:p>
        </draw:text-box>
      </draw:frame>
      <presentation:notes style:page-layout-name="PM2">
        <draw:page-thumbnail presentation:style-name="Default_20_6-title" draw:layer="backgroundobjects" svg:width="0cm" svg:height="0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custom-shape draw:name="Google Shape;107;g2c1733ce9ce_1_484" draw:style-name="Mgr5" draw:text-style-name="MP10" draw:layer="backgroundobjects" svg:width="12.699cm" svg:height="14.287cm" svg:x="-0.002cm" svg:y="0cm">
        <text:p text:style-name="MP7"><text:span text:style-name="MT3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;g2c1733ce9ce_1_484" draw:style-name="Mgr15" draw:text-style-name="MP24" draw:layer="backgroundobjects" svg:width="14.285cm" svg:height="0.301cm" draw:transform="rotate (-1.5707963267949) translate (12.7cm 0.002cm)">
        <text:p text:style-name="MP7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9;g2c1733ce9ce_1_484" presentation:style-name="Default_20_7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111;g2c1733ce9ce_1_484" presentation:style-name="Default_20_7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112;g2c1733ce9ce_1_484" presentation:style-name="Mpr59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10"><text:page-number>&lt;number&gt;</text:page-number></text:span></text:p>
        </draw:text-box>
      </draw:frame>
      <presentation:notes style:page-layout-name="PM2">
        <draw:page-thumbnail presentation:style-name="Default_20_7-title" draw:layer="backgroundobjects" svg:width="0cm" svg:height="0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loext:theme loext:name="IETF Template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4fc3f7"/>
          <loext:color loext:name="accent6" loext:color="#f4b400"/>
          <loext:color loext:name="hyperlink" loext:color="#4fc3f7"/>
          <loext:color loext:name="followed-hyperlink" loext:color="#4fc3f7"/>
        </loext:theme-colors>
      </loext:theme>
      <draw:custom-shape draw:name="Google Shape;114;g2c1733ce9ce_1_491" draw:style-name="Mgr5" draw:text-style-name="MP10" draw:layer="backgroundobjects" svg:width="25.399cm" svg:height="13.043cm" draw:transform="rotate (-3.14159265358979) translate (25.398cm 13.044cm)">
        <text:p text:style-name="MP7"><text:span text:style-name="MT3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5;g2c1733ce9ce_1_491" draw:style-name="Mgr16" draw:text-style-name="MP25" draw:layer="backgroundobjects" svg:width="25.399cm" svg:height="0.205cm" draw:transform="rotate (-3.14159265358979) translate (25.398cm 13.047cm)">
        <text:p text:style-name="MP7"><text:span text:style-name="MT3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6;g2c1733ce9ce_1_491" presentation:style-name="Default_20_8-outline1" draw:layer="backgroundobjects" svg:width="23.282cm" svg:height="1.24cm" svg:x="0.159cm" svg:y="13.047cm" presentation:class="outline" presentation:placeholder="true" presentation:user-transformed="true">
        <draw:text-box/>
      </draw:frame>
      <draw:frame draw:name="Google Shape;117;g2c1733ce9ce_1_491" presentation:style-name="Mpr6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10"><text:page-number>&lt;number&gt;</text:page-number></text:span></text:p>
        </draw:text-box>
      </draw:frame>
      <presentation:notes style:page-layout-name="PM2">
        <draw:page-thumbnail presentation:style-name="Default_20_8-title" draw:layer="backgroundobjects" svg:width="0cm" svg:height="0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Title  linked ietf draft title </dc:title>
    <meta:initial-creator>Pengshuping (Peng Shuping)</meta:initial-creator>
    <dc:creator>dkg</dc:creator>
    <meta:editing-cycles>4</meta:editing-cycles>
    <dc:date>2025-07-09T11:49:29.595532183</dc:date>
    <meta:editing-duration>PT7M38S</meta:editing-duration>
    <meta:generator>LibreOffice/25.2.3.2$Linux_X86_64 LibreOffice_project/520$Build-2</meta:generator>
    <meta:document-statistic meta:object-count="247"/>
    <meta:user-defined meta:name="AppVersion">15.0000</meta:user-defined>
    <meta:user-defined meta:name="Notes" meta:value-type="float">5</meta:user-defined>
    <meta:user-defined meta:name="PresentationFormat">全屏显示(16:9)</meta:user-defined>
    <meta:user-defined meta:name="Slides" meta:value-type="float">5</meta:user-defined>
    <meta:user-defined meta:name="_change" meta:value-type="string"/>
    <meta:user-defined meta:name="_full-control" meta:value-type="string"/>
    <meta:user-defined meta:name="_readonly" meta:value-type="string"/>
    <meta:user-defined meta:name="sflag" meta:value-type="string">1721265497</meta:user-defined>
  </office:meta>
</office:document-meta>
</file>